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eb5ac" officeooo:paragraph-rsid="001eb5ac"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2pt" fo:font-weight="normal" officeooo:rsid="001eb5ac" officeooo:paragraph-rsid="001eb5ac"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09c5f" officeooo:paragraph-rsid="00209c5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209c5f"/>
    </style:style>
    <style:style style:name="P5" style:family="paragraph" style:parent-style-name="Text_20_body">
      <style:text-properties officeooo:paragraph-rsid="0029af61"/>
    </style:style>
    <style:style style:name="P6" style:family="paragraph" style:parent-style-name="Heading_20_2">
      <style:text-properties officeooo:rsid="002961f4" officeooo:paragraph-rsid="002961f4"/>
    </style:style>
    <style:style style:name="P7" style:family="paragraph" style:parent-style-name="Heading_20_2">
      <style:text-properties officeooo:rsid="0029af61" officeooo:paragraph-rsid="0029af61"/>
    </style:style>
    <style:style style:name="T1" style:family="text">
      <style:text-properties officeooo:rsid="002226de"/>
    </style:style>
    <style:style style:name="T2" style:family="text">
      <style:text-properties officeooo:rsid="0028982d"/>
    </style:style>
    <style:style style:name="T3" style:family="text">
      <style:text-properties officeooo:rsid="0029af61"/>
    </style:style>
    <style:style style:name="T4" style:family="text">
      <style:text-properties officeooo:rsid="002b10fb"/>
    </style:style>
    <style:style style:name="T5" style:family="text">
      <style:text-properties officeooo:rsid="002cffa3"/>
    </style:style>
    <style:style style:name="T6" style:family="text">
      <style:text-properties fo:font-size="12pt" fo:font-weight="normal" officeooo:rsid="00209c5f" style:font-size-asian="10.5pt" style:font-weight-asian="normal" style:font-size-complex="12pt" style:font-weight-complex="normal"/>
    </style:style>
    <style:style style:name="T7" style:family="text">
      <style:text-properties fo:font-size="12pt" fo:font-weight="normal" officeooo:rsid="0028982d" style:font-size-asian="10.5pt" style:font-weight-asian="normal" style:font-size-complex="12pt" style:font-weight-complex="normal"/>
    </style:style>
    <style:style style:name="T8" style:family="text">
      <style:text-properties fo:font-size="12pt" fo:font-weight="normal" officeooo:rsid="002226de"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tebin-django</text:p>
      <text:p text:style-name="P1"/>
      <text:h text:style-name="P6" text:outline-level="2">Introduction</text:h>
      <text:p text:style-name="P2">A pastebin web application programmed in Python using Django web framework. <text:span text:style-name="T5">The web application allows both visitors and registered users to upload and view pastes. Registered users can also add comments to pastes, delete their own pastes and mark certain pastes as favorites.</text:span></text:p>
      <text:p text:style-name="P2"/>
      <text:h text:style-name="P6" text:outline-level="2">Database</text:h>
      <text:p text:style-name="P4"><text:span text:style-name="T6">Uses PostgreSQL as the relational database. Data is retrieved, added, updated, etc. using raw SQL </text:span><text:span text:style-name="T7">queries </text:span><text:span text:style-name="T6">instead of Django's database-agnostic ORM </text:span><text:span text:style-name="T8">model.</text:span></text:p>
      <text:p text:style-name="P3"/>
      <text:h text:style-name="P7" text:outline-level="2">Other details</text:h>
      <text:p text:style-name="P5"><text:span text:style-name="T3">Uses Django's in-built authentication system for user registration and login, as this reduces the amount of boilerplate code and is likely more secure than a custom-built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14:40:54.600876692</meta:creation-date>
    <dc:date>2015-03-12T15:13:13.264903019</dc:date>
    <meta:editing-duration>PT32M13S</meta:editing-duration>
    <meta:editing-cycles>14</meta:editing-cycles>
    <meta:generator>LibreOffice/4.4.0.3$Linux_X86_64 LibreOffice_project/40m0$Build-3</meta:generator>
    <meta:document-statistic meta:table-count="0" meta:image-count="0" meta:object-count="0" meta:page-count="1" meta:paragraph-count="7" meta:word-count="97" meta:character-count="658" meta:non-whitespace-character-count="568"/>
  </office:meta>
</office:document-meta>
</file>